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972in" style:contextual-spacing="false" fo:line-height="114%"/>
    </style:style>
    <style:style style:name="P2" style:family="paragraph" style:parent-style-name="Heading_20_3">
      <style:paragraph-properties fo:margin-top="0in" fo:margin-bottom="0.0972in" style:contextual-spacing="false" fo:line-height="114%"/>
      <style:text-properties style:font-name="Google Sans"/>
    </style:style>
    <style:style style:name="P3" style:family="paragraph" style:parent-style-name="Text_20_body">
      <style:paragraph-properties fo:margin-top="0in" fo:margin-bottom="0.0972in" style:contextual-spacing="false" fo:line-height="114%"/>
    </style:style>
    <style:style style:name="P4" style:family="paragraph" style:parent-style-name="Text_20_body" style:list-style-name="L1">
      <style:paragraph-properties fo:margin-top="0in" fo:margin-bottom="0.0972in" style:contextual-spacing="false" fo:line-height="114%" fo:padding="0in" fo:border="none"/>
    </style:style>
    <style:style style:name="P5" style:family="paragraph" style:parent-style-name="Text_20_body" style:list-style-name="L2">
      <style:paragraph-properties fo:margin-top="0in" fo:margin-bottom="0.0972in" style:contextual-spacing="false" fo:line-height="114%" fo:padding="0in" fo:border="none"/>
    </style:style>
    <style:style style:name="P6" style:family="paragraph" style:parent-style-name="Text_20_body" style:list-style-name="L3">
      <style:paragraph-properties fo:margin-top="0in" fo:margin-bottom="0.0972in" style:contextual-spacing="false" fo:line-height="114%" fo:padding="0in" fo:border="none"/>
    </style:style>
    <style:style style:name="P7" style:family="paragraph" style:parent-style-name="Text_20_body" style:list-style-name="L4">
      <style:paragraph-properties fo:margin-top="0in" fo:margin-bottom="0.0972in" style:contextual-spacing="false" fo:line-height="114%" fo:padding="0in" fo:border="none"/>
    </style:style>
    <style:style style:name="P8" style:family="paragraph" style:parent-style-name="Text_20_body" style:list-style-name="L5">
      <style:paragraph-properties fo:margin-top="0in" fo:margin-bottom="0.0972in" style:contextual-spacing="false" fo:line-height="114%" fo:padding="0in" fo:border="none"/>
    </style:style>
    <style:style style:name="P9" style:family="paragraph" style:parent-style-name="Text_20_body" style:list-style-name="L6">
      <style:paragraph-properties fo:margin-top="0in" fo:margin-bottom="0.0972in" style:contextual-spacing="false" fo:line-height="114%" fo:padding="0in" fo:border="none"/>
    </style:style>
    <style:style style:name="P10" style:family="paragraph" style:parent-style-name="Text_20_body" style:list-style-name="L7">
      <style:paragraph-properties fo:margin-top="0in" fo:margin-bottom="0.0972in" style:contextual-spacing="false" fo:line-height="114%" fo:padding="0in" fo:border="none"/>
    </style:style>
    <style:style style:name="P11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2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3" style:family="paragraph" style:parent-style-name="Text_20_body" style:list-style-name="L3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4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15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6" style:family="paragraph" style:parent-style-name="Text_20_body" style:list-style-name="L5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7" style:family="paragraph" style:parent-style-name="Text_20_body" style:list-style-name="L6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8" style:family="paragraph" style:parent-style-name="Text_20_body" style:list-style-name="L7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f course. Here is a cheat sheet with common and useful commands for </text:span><text:span text:style-name="Source_20_Text"><text:span text:style-name="T1">systemctl</text:span></text:span><text:span text:style-name="T1"> and </text:span><text:span text:style-name="Source_20_Text"><text:span text:style-name="T1">git</text:span></text:span><text:span text:style-name="T1"> operations, perfect for managing applications on a Raspberry Pi.</text:span></text:p>
      <text:section text:style-name="Sect1" text:name="model-response-message-contentr_db22b4c9044cf8f7">
        <text:p text:style-name="Horizontal_20_Line"/>
        <text:h text:style-name="P1" text:outline-level="2">⚙️ <text:span text:style-name="T3">systemctl Commands</text:span></text:h>
        <text:p text:style-name="P3"><text:span text:style-name="T1">Used for controlling the </text:span><text:span text:style-name="Source_20_Text"><text:span text:style-name="T1">systemd</text:span></text:span><text:span text:style-name="T1"> system and service manager. Most of these commands require </text:span><text:span text:style-name="Source_20_Text"><text:span text:style-name="T1">sudo</text:span></text:span><text:span text:style-name="T1">.</text:span></text:p>
        <text:h text:style-name="P2" text:outline-level="3">Managing Services</text:h>
        <text:list text:style-name="L1">
          <text:list-item>
            <text:p text:style-name="P4"><text:span text:style-name="Source_20_Text"><text:span text:style-name="T1">sudo systemctl start &lt;service-name&gt;</text:span></text:span></text:p>
            <text:list>
              <text:list-item>
                <text:p text:style-name="P11">Starts a service immediately.</text:p>
              </text:list-item>
            </text:list>
          </text:list-item>
          <text:list-item>
            <text:p text:style-name="P4"><text:span text:style-name="Source_20_Text"><text:span text:style-name="T1">sudo systemctl stop &lt;service-name&gt;</text:span></text:span></text:p>
            <text:list>
              <text:list-item>
                <text:p text:style-name="P11">Stops a service immediately.</text:p>
              </text:list-item>
            </text:list>
          </text:list-item>
          <text:list-item>
            <text:p text:style-name="P4"><text:span text:style-name="Source_20_Text"><text:span text:style-name="T1">sudo systemctl restart &lt;service-name&gt;</text:span></text:span></text:p>
            <text:list>
              <text:list-item>
                <text:p text:style-name="P11">Stops and then starts a service.</text:p>
              </text:list-item>
            </text:list>
          </text:list-item>
          <text:list-item>
            <text:p text:style-name="P4"><text:span text:style-name="Source_20_Text"><text:span text:style-name="T1">sudo systemctl reload &lt;service-name&gt;</text:span></text:span></text:p>
            <text:list>
              <text:list-item>
                <text:p text:style-name="P11">Reloads the service's configuration without a full restart.</text:p>
              </text:list-item>
            </text:list>
          </text:list-item>
        </text:list>
        <text:h text:style-name="P2" text:outline-level="3">Enabling Services on Boot</text:h>
        <text:list text:style-name="L2">
          <text:list-item>
            <text:p text:style-name="P5"><text:span text:style-name="Source_20_Text"><text:span text:style-name="T1">sudo systemctl enable &lt;service-name&gt;</text:span></text:span></text:p>
            <text:list>
              <text:list-item>
                <text:p text:style-name="P12">Makes the service start automatically when the system boots up.</text:p>
              </text:list-item>
            </text:list>
          </text:list-item>
          <text:list-item>
            <text:p text:style-name="P5"><text:span text:style-name="Source_20_Text"><text:span text:style-name="T1">sudo systemctl disable &lt;service-name&gt;</text:span></text:span></text:p>
            <text:list>
              <text:list-item>
                <text:p text:style-name="P12">Prevents the service from starting automatically on boot.</text:p>
              </text:list-item>
            </text:list>
          </text:list-item>
          <text:list-item>
            <text:p text:style-name="P5"><text:span text:style-name="Source_20_Text"><text:span text:style-name="T1">systemctl is-enabled &lt;service-name&gt;</text:span></text:span></text:p>
            <text:list>
              <text:list-item>
                <text:p text:style-name="P12">Checks if a service is configured to start on boot.</text:p>
              </text:list-item>
            </text:list>
          </text:list-item>
        </text:list>
        <text:h text:style-name="P2" text:outline-level="3">Viewing Status &amp; Logs</text:h>
        <text:list text:style-name="L3">
          <text:list-item>
            <text:p text:style-name="P6"><text:span text:style-name="Source_20_Text"><text:span text:style-name="T1">systemctl status &lt;service-name&gt;</text:span></text:span></text:p>
            <text:list>
              <text:list-item>
                <text:p text:style-name="P13">Shows the detailed status of a service, including whether it's active, its Process ID (PID), and the most recent log entries.</text:p>
              </text:list-item>
            </text:list>
          </text:list-item>
          <text:list-item>
            <text:p text:style-name="P6"><text:span text:style-name="Source_20_Text"><text:span text:style-name="T1">sudo systemctl daemon-reload</text:span></text:span></text:p>
            <text:list>
              <text:list-item>
                <text:p text:style-name="P6"><text:span text:style-name="T2">Crucial command.</text:span><text:span text:style-name="T1"> Run this every time you create or edit a </text:span><text:span text:style-name="Source_20_Text"><text:span text:style-name="T1">.service</text:span></text:span><text:span text:style-name="T1"> file to make </text:span><text:span text:style-name="Source_20_Text"><text:span text:style-name="T1">systemd</text:span></text:span><text:span text:style-name="T1"> aware of the changes.</text:span></text:p>
              </text:list-item>
            </text:list>
          </text:list-item>
          <text:list-item>
            <text:p text:style-name="P6"><text:span text:style-name="Source_20_Text"><text:span text:style-name="T1">journalctl -u &lt;service-name&gt;</text:span></text:span></text:p>
            <text:list>
              <text:list-item>
                <text:p text:style-name="P13">Views all logs for a specific service.</text:p>
              </text:list-item>
              <text:list-item>
                <text:p text:style-name="P6"><text:soft-page-break/><text:span text:style-name="T1">Add </text:span><text:span text:style-name="Source_20_Text"><text:span text:style-name="T1">-f</text:span></text:span><text:span text:style-name="T1"> to follow the log in real-time (</text:span><text:span text:style-name="Source_20_Text"><text:span text:style-name="T1">journalctl -u &lt;service-name&gt; -f</text:span></text:span><text:span text:style-name="T1">).</text:span></text:p>
              </text:list-item>
              <text:list-item>
                <text:p text:style-name="P6"><text:span text:style-name="T1">Add </text:span><text:span text:style-name="Source_20_Text"><text:span text:style-name="T1">-n &lt;number&gt;</text:span></text:span><text:span text:style-name="T1"> to see the last few lines (e.g., </text:span><text:span text:style-name="Source_20_Text"><text:span text:style-name="T1">journalctl -u &lt;service-name&gt; -n 100</text:span></text:span><text:span text:style-name="T1">).</text:span></text:p>
              </text:list-item>
            </text:list>
          </text:list-item>
        </text:list>
        <text:p text:style-name="Horizontal_20_Line"/>
        <text:h text:style-name="P1" text:outline-level="2">🌿 <text:span text:style-name="T3">Git Operations</text:span></text:h>
        <text:p text:style-name="P14">Used for version control and syncing with a remote repository like GitHub.</text:p>
        <text:h text:style-name="P2" text:outline-level="3">Setup &amp; Basics</text:h>
        <text:list text:style-name="L4">
          <text:list-item>
            <text:p text:style-name="P7"><text:span text:style-name="Source_20_Text"><text:span text:style-name="T1">git clone &lt;repository-url&gt;</text:span></text:span></text:p>
            <text:list>
              <text:list-item>
                <text:p text:style-name="P15">Downloads a repository from a remote URL to a new folder.</text:p>
              </text:list-item>
            </text:list>
          </text:list-item>
          <text:list-item>
            <text:p text:style-name="P7"><text:span text:style-name="Source_20_Text"><text:span text:style-name="T1">git init</text:span></text:span></text:p>
            <text:list>
              <text:list-item>
                <text:p text:style-name="P15">Initializes a new, empty Git repository in the current directory.</text:p>
              </text:list-item>
            </text:list>
          </text:list-item>
          <text:list-item>
            <text:p text:style-name="P7"><text:span text:style-name="Source_20_Text"><text:span text:style-name="T1">git status</text:span></text:span></text:p>
            <text:list>
              <text:list-item>
                <text:p text:style-name="P15">Shows the current state of the repository, including modified, staged, and untracked files.</text:p>
              </text:list-item>
            </text:list>
          </text:list-item>
        </text:list>
        <text:h text:style-name="P2" text:outline-level="3">The Local Workflow (Add &amp; Commit)</text:h>
        <text:list text:style-name="L5">
          <text:list-item>
            <text:p text:style-name="P8"><text:span text:style-name="Source_20_Text"><text:span text:style-name="T1">git add &lt;file-name&gt;</text:span></text:span></text:p>
            <text:list>
              <text:list-item>
                <text:p text:style-name="P16">Stages a specific file, preparing it for a commit.</text:p>
              </text:list-item>
            </text:list>
          </text:list-item>
          <text:list-item>
            <text:p text:style-name="P8"><text:span text:style-name="Source_20_Text"><text:span text:style-name="T1">git add .</text:span></text:span></text:p>
            <text:list>
              <text:list-item>
                <text:p text:style-name="P16">Stages all modified and new files in the current directory.</text:p>
              </text:list-item>
            </text:list>
          </text:list-item>
          <text:list-item>
            <text:p text:style-name="P8"><text:span text:style-name="Source_20_Text"><text:span text:style-name="T1">git commit -m "Your descriptive message"</text:span></text:span></text:p>
            <text:list>
              <text:list-item>
                <text:p text:style-name="P16">Saves the staged changes to the local repository's history.</text:p>
              </text:list-item>
            </text:list>
          </text:list-item>
          <text:list-item>
            <text:p text:style-name="P8"><text:span text:style-name="Source_20_Text"><text:span text:style-name="T1">git log</text:span></text:span></text:p>
            <text:list>
              <text:list-item>
                <text:p text:style-name="P16">Shows a history of all the commits made.</text:p>
              </text:list-item>
            </text:list>
          </text:list-item>
        </text:list>
        <text:h text:style-name="P2" text:outline-level="3">Syncing with a Remote (like GitHub)</text:h>
        <text:list text:style-name="L6">
          <text:list-item>
            <text:p text:style-name="P9"><text:span text:style-name="Source_20_Text"><text:span text:style-name="T1">git remote -v</text:span></text:span></text:p>
            <text:list>
              <text:list-item>
                <text:p text:style-name="P17">Lists all configured remote repositories and their URLs.</text:p>
              </text:list-item>
            </text:list>
          </text:list-item>
          <text:list-item>
            <text:p text:style-name="P9"><text:span text:style-name="Source_20_Text"><text:span text:style-name="T1">git fetch origin</text:span></text:span></text:p>
            <text:list>
              <text:list-item>
                <text:p text:style-name="P9"><text:span text:style-name="T1">Downloads all history from the remote </text:span><text:span text:style-name="Source_20_Text"><text:span text:style-name="T1">origin</text:span></text:span><text:span text:style-name="T1"> but doesn't merge any changes.</text:span></text:p>
              </text:list-item>
            </text:list>
          </text:list-item>
          <text:list-item>
            <text:p text:style-name="P9"><text:span text:style-name="Source_20_Text"><text:span text:style-name="T1">git pull origin main</text:span></text:span></text:p>
            <text:list>
              <text:list-item>
                <text:p text:style-name="P9"><text:span text:style-name="T1">Fetches changes from the </text:span><text:span text:style-name="Source_20_Text"><text:span text:style-name="T1">main</text:span></text:span><text:span text:style-name="T1"> branch on </text:span><text:span text:style-name="Source_20_Text"><text:span text:style-name="T1">origin</text:span></text:span><text:span text:style-name="T1"> and automatically tries to merge them into your current local branch.</text:span></text:p>
              </text:list-item>
            </text:list>
          </text:list-item>
          <text:list-item>
            <text:p text:style-name="P9"><text:soft-page-break/><text:span text:style-name="Source_20_Text"><text:span text:style-name="T1">git push origin main</text:span></text:span></text:p>
            <text:list>
              <text:list-item>
                <text:p text:style-name="P9"><text:span text:style-name="T1">Uploads your committed changes from your local </text:span><text:span text:style-name="Source_20_Text"><text:span text:style-name="T1">main</text:span></text:span><text:span text:style-name="T1"> branch to the remote </text:span><text:span text:style-name="Source_20_Text"><text:span text:style-name="T1">origin</text:span></text:span><text:span text:style-name="T1">.</text:span></text:p>
              </text:list-item>
            </text:list>
          </text:list-item>
        </text:list>
        <text:h text:style-name="P2" text:outline-level="3">Undoing &amp; Stashing</text:h>
        <text:list text:style-name="L7">
          <text:list-item>
            <text:p text:style-name="P10"><text:span text:style-name="Source_20_Text"><text:span text:style-name="T1">git stash</text:span></text:span></text:p>
            <text:list>
              <text:list-item>
                <text:p text:style-name="P18">Temporarily saves all your uncommitted local changes, leaving you with a clean working directory.</text:p>
              </text:list-item>
            </text:list>
          </text:list-item>
          <text:list-item>
            <text:p text:style-name="P10"><text:span text:style-name="Source_20_Text"><text:span text:style-name="T1">git stash pop</text:span></text:span></text:p>
            <text:list>
              <text:list-item>
                <text:p text:style-name="P18">Re-applies the most recently stashed changes.</text:p>
              </text:list-item>
            </text:list>
          </text:list-item>
          <text:list-item>
            <text:p text:style-name="P10"><text:span text:style-name="Source_20_Text"><text:span text:style-name="T1">git reset --hard origin/main</text:span></text:span></text:p>
            <text:list>
              <text:list-item>
                <text:p text:style-name="P10"><text:span text:style-name="T2">Use with caution.</text:span><text:span text:style-name="T1"> Throws away all your local changes and commits, making your local repository an exact copy of the remote </text:span><text:span text:style-name="Source_20_Text"><text:span text:style-name="T1">origin/main</text:span></text:span><text:span text:style-name="T1"> branch.</text:span></text:p>
              </text:list-item>
            </text:list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6:12:53.424677425</meta:creation-date>
    <dc:date>2025-07-15T16:14:02.755492509</dc:date>
    <meta:editing-duration>PT1M12S</meta:editing-duration>
    <meta:editing-cycles>1</meta:editing-cycles>
    <meta:document-statistic meta:table-count="0" meta:image-count="0" meta:object-count="0" meta:page-count="3" meta:paragraph-count="62" meta:word-count="507" meta:character-count="2927" meta:non-whitespace-character-count="2533"/>
    <meta:generator>LibreOffice/7.4.7.2$Linux_AARCH64 LibreOffice_project/40$Build-2</meta:generator>
  </office:meta>
</office:document-meta>
</file>